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000000" loext:opacity="100%" officeooo:paragraph-rsid="001bd63e" fo:background-color="#ffffff"/>
    </style:style>
    <style:style style:name="P2"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 style:family="paragraph" style:parent-style-name="Standard">
      <style:text-properties officeooo:rsid="001bd63e" officeooo:paragraph-rsid="001bd63e"/>
    </style:style>
    <style:style style:name="P4" style:family="paragraph" style:parent-style-name="Preformatted_20_Text">
      <style:text-properties officeooo:rsid="001bd63e" officeooo:paragraph-rsid="001bd63e"/>
    </style:style>
    <style:style style:name="P5" style:family="paragraph" style:parent-style-name="Preformatted_20_Text">
      <style:text-properties fo:color="#8ae234" loext:opacity="100%"/>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style:text-properties officeooo:paragraph-rsid="001bd63e"/>
    </style:style>
    <style:style style:name="P8" style:family="paragraph" style:parent-style-name="Preformatted_20_Text">
      <style:text-properties fo:color="#8ae234" loext:opacity="100%"/>
    </style:style>
    <style:style style:name="P9" style:family="paragraph" style:parent-style-name="Preformatted_20_Text">
      <style:paragraph-properties fo:margin-top="0in" fo:margin-bottom="0.1965in" style:contextual-spacing="false"/>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fo:color="#8ae234" loext:opacity="100%"/>
    </style:style>
    <style:style style:name="T5" style:family="text">
      <style:text-properties fo:color="#8ae234" loext:opacity="100%" fo:font-weight="bold"/>
    </style:style>
    <style:style style:name="T6" style:family="text">
      <style:text-properties fo:color="#729fcf" loext:opacity="100%" fo:font-weight="bold"/>
    </style:style>
    <style:style style:name="T7" style:family="text">
      <style:text-properties fo:color="#ad7fa8" loext:opacity="100%"/>
    </style:style>
    <style:style style:name="T8" style:family="text">
      <style:text-properties fo:color="#ad7fa8" loext:opacity="100%" fo:font-weight="bold"/>
    </style:style>
    <style:style style:name="T9" style:family="text">
      <style:text-properties officeooo:rsid="001de38a"/>
    </style:style>
    <style:style style:name="T10" style:family="text">
      <style:text-properties officeooo:rsid="001ed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text:span text:style-name="T1">finding_condition</text:span> <text:span text:style-name="T2">=</text:span> <text:span text:style-name="T3">"30,000 AED was stolen from customer account. Customer instructed to transfer 100, 000AED but beneficiary received only 70,000 AED."</text:span></text:p>
      <text:p text:style-name="P2"><text:span text:style-name="T1">finding_criteria</text:span> <text:span text:style-name="T2">=</text:span> <text:span text:style-name="T3">"IT application support users should have read-only access to interface folders according to company policy and standard number 71. Transfer payments integrity should be assured."</text:span></text:p>
      <text:p text:style-name="P2"><text:span text:style-name="T1">finding_rca</text:span> <text:span text:style-name="T2">=</text:span> <text:span text:style-name="T3">"IT application support user (ABC) - using his modify access; was able to steal 30,000 AED and transferred it to fraudulent account."</text:span></text:p>
      <text:p text:style-name="P2"><text:span text:style-name="T1">finding_risk</text:span> <text:span text:style-name="T2">=</text:span> <text:span text:style-name="T3">"Unauthorized access that lead to frauds and losses."</text:span></text:p>
      <text:p text:style-name="P2"><text:span text:style-name="T1">finding_management_action</text:span> <text:span text:style-name="T2">=</text:span> <text:span text:style-name="T3">"IT department should remove the modify access from all IT Staff."</text:span></text:p>
      <text:p text:style-name="Standard"/>
      <text:p text:style-name="Standard"/>
      <text:p text:style-name="Standard"/>
      <text:p text:style-name="P3">Using LLMA3.<text:span text:style-name="T10">1</text:span></text:p>
      <text:p text:style-name="P3"/>
      <text:p text:style-name="P3"/>
      <text:p text:style-name="P7">(ai_audit_report_writer) <text:span text:style-name="T5">ayman@AMHP840G2BML</text:span>:<text:span text:style-name="T6">~/Desktop/ai_audit_report_writer/audit_report_writing_crew</text:span>$ python ./src/audit_report_writing_crew/main.py </text:p>
      <text:p text:style-name="Preformatted_20_Text"><text:span text:style-name="T8"># Agent:</text:span> <text:span text:style-name="T5">Professional Audit Report Writer</text:span></text:p>
      <text:p text:style-name="Preformatted_20_Text"><text:span text:style-name="T7">## Task:</text:span> <text:span text:style-name="T4">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text:span></text:p>
      <text:p text:style-name="Preformatted_20_Text"/>
      <text:p text:style-name="Preformatted_20_Text"/>
      <text:p text:style-name="Preformatted_20_Text"/>
      <text:p text:style-name="Preformatted_20_Text"><text:span text:style-name="T8"># Agent:</text:span> <text:span text:style-name="T5">Professional Audit Report Writer</text:span></text:p>
      <text:p text:style-name="Preformatted_20_Text"><text:span text:style-name="T7">## Final Answer:</text:span> </text:p>
      <text:p text:style-name="P5">Title: <text:s/>Inadequate Transfer Payment Integrity - Unauthorized Access and Misdirected Funds</text:p>
      <text:p text:style-name="Preformatted_20_Text"/>
      <text:p text:style-name="Preformatted_20_Text"/>
      <text:p text:style-name="P5">Finding: The audit revealed that an unauthorized individual had accessed the interface folders of the IT application support system, resulting in a transfer payment integrity issue. Specifically, a customer's account was compromised when AED 30,000 was stolen from their account after they instructed to transfer AED 100,000, but the beneficiary only received AED 70,000. This incident highlights the breach of company policy and standard number 71, which mandates that IT application support users should have read-only access to interface folders. The root cause of this issue is related to inadequate segregation of duties within the IT team, as evidenced by {finding_cause}, leading to a lack of oversight and control over user access.</text:p>
      <text:p text:style-name="Preformatted_20_Text"/>
      <text:p text:style-name="Preformatted_20_Text"/>
      <text:p text:style-name="P5">Risks: This incident poses significant risks, including reputational damage, loss of customer trust, and potential financial losses. Moreover, if left unchecked, such vulnerabilities could lead to more severe consequences, including unauthorized transactions, misappropriation of funds, or even identity theft. The company's reputation and credibility may be compromised, resulting in a negative impact on business operations and future growth.</text:p>
      <text:p text:style-name="Preformatted_20_Text"/>
      <text:p text:style-name="Preformatted_20_Text"><text:soft-page-break/></text:p>
      <text:p text:style-name="P5">Management Action: To mitigate these risks, management should implement the following actions:</text:p>
      <text:p text:style-name="Preformatted_20_Text"/>
      <text:p text:style-name="P5">1. <text:s/>Conduct an immediate review of user access rights to interface folders within the IT application support system.</text:p>
      <text:p text:style-name="P5">2. <text:s/>Implement additional controls to ensure segregation of duties within the IT team, including the use of role-based access controls and regular reviews of user privileges.</text:p>
      <text:p text:style-name="P5">3. <text:s/>Provide enhanced training to IT application support users on company policies and procedures related to transfer payments integrity.</text:p>
      <text:p text:style-name="P5">4. <text:s/>Conduct a comprehensive review of all existing transfer payment processes to identify potential vulnerabilities and implement corrective actions as necessary.</text:p>
      <text:p text:style-name="P5">5. <text:s/>Develop and implement an incident response plan to ensure prompt detection, containment, and mitigation of any future transfer payment integrity issues.</text:p>
      <text:p text:style-name="Preformatted_20_Text"/>
      <text:p text:style-name="P5">Management should also consider conducting regular audits and reviews to ensure the effectiveness of these measures in maintaining the integrity of transfer payments and protecting against unauthorized access.</text:p>
      <text:p text:style-name="Preformatted_20_Text"/>
      <text:p text:style-name="Preformatted_20_Text"/>
      <text:p text:style-name="Preformatted_20_Text"><text:span text:style-name="T8"># Agent:</text:span> <text:span text:style-name="T5">GIA Professional Audit Report Writer</text:span></text:p>
      <text:p text:style-name="Preformatted_20_Text"><text:span text:style-name="T7">## Task:</text:span> <text:span text:style-name="T4">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text:span></text:p>
      <text:p text:style-name="P5">The finding writeup should follow the following GIA finding writing guidelines:</text:p>
      <text:p text:style-name="Preformatted_20_Text"/>
      <text:p text:style-name="P5"><text:s text:c="2"/>-Observation title should be short, clear, and non-negative.</text:p>
      <text:p text:style-name="P5"><text:s text:c="2"/>-Title should focus on the subject, not observation details.</text:p>
      <text:p text:style-name="P5"><text:s text:c="2"/>-Design a logical flow, keeping the reader in mind.</text:p>
      <text:p text:style-name="P5"><text:s text:c="2"/>-No detailed background; senior management already knows the business.</text:p>
      <text:p text:style-name="P5"><text:s text:c="2"/>-Keep observations direct and to the point, no long stories.</text:p>
      <text:p text:style-name="P5"><text:s text:c="2"/>-Avoid using personal pronouns ("I", "we", "us", "them") and subjective language (e.g. "believe", "think").</text:p>
      <text:p text:style-name="P5"><text:s text:c="2"/>-Use simple, plain English; avoid complicated sentences.</text:p>
      <text:p text:style-name="P5"><text:s text:c="2"/>-Group related points to make sentences shorter.</text:p>
      <text:p text:style-name="P5"><text:s text:c="2"/>-Define abbreviations when first mentioned.</text:p>
      <text:p text:style-name="P5"><text:s text:c="2"/>-Avoid judgmental language.</text:p>
      <text:p text:style-name="P5"><text:s text:c="2"/>-Do not start with "this circular/policy states that"; focus on risk-based observations.</text:p>
      <text:p text:style-name="P5"><text:s text:c="2"/>-Read for grammar and logical flow.</text:p>
      <text:p text:style-name="P5"><text:s text:c="2"/>-Anticipate and address possible reader questions.</text:p>
      <text:p text:style-name="P5"><text:s text:c="2"/>-Use “based on the review of this…” instead of "while reviewing/auditing".</text:p>
      <text:p text:style-name="P5"><text:s text:c="2"/>-Avoid system or area-specific terminology unless essential.</text:p>
      <text:p text:style-name="P5"><text:s text:c="2"/>-Start with a brief introduction on the finding, risk, and impact.</text:p>
      <text:p text:style-name="P5"><text:s text:c="2"/>-Maintain logical flow in bullet points; use sub-bullets as needed.</text:p>
      <text:p text:style-name="P5"><text:s text:c="2"/>-Ensure parallelism and consistency in bullet points.</text:p>
      <text:p text:style-name="P5"><text:s text:c="2"/>-Use commas correctly and frequently.</text:p>
      <text:p text:style-name="P5"><text:s text:c="2"/>-Avoid using multiple transition words ("however", "but", "nevertheless") in the same sentence.</text:p>
      <text:p text:style-name="P5"><text:s text:c="2"/>-Prefer passive voice for clarity, as long as grammar is correct.</text:p>
      <text:p text:style-name="P5"><text:s text:c="2"/>-Provide a complete story, addressing root cause and impact.</text:p>
      <text:p text:style-name="P5"><text:s text:c="2"/>-Avoid using words like “should”, “must” - <text:s/>use "is supposed to" if necessary.</text:p>
      <text:p text:style-name="P5"><text:s text:c="2"/>-Make root causes clear without explicitly stating "root cause".</text:p>
      <text:p text:style-name="P5"><text:s text:c="2"/>-Avoid repetitive transitional phrases like "furthermore", "in addition", etc.</text:p>
      <text:p text:style-name="P5"><text:soft-page-break/><text:s text:c="2"/>-Use past perfect tense only when necessary.</text:p>
      <text:p text:style-name="P5"><text:s text:c="2"/>Be clear on:</text:p>
      <text:p text:style-name="P5"><text:s text:c="6"/>-Meaning of the issue.</text:p>
      <text:p text:style-name="P5"><text:s text:c="6"/>-Resulting risks.</text:p>
      <text:p text:style-name="P5"><text:s text:c="6"/>-Root cause.</text:p>
      <text:p text:style-name="P5"><text:s text:c="6"/>-Compensating controls.</text:p>
      <text:p text:style-name="P5"><text:s text:c="6"/>-Monitoring or exception reports.</text:p>
      <text:p text:style-name="P5"><text:s text:c="6"/>-System issues (if any).</text:p>
      <text:p text:style-name="P5"><text:s text:c="6"/>-Time frame <text:s/>of the issue.</text:p>
      <text:p text:style-name="P5"><text:s text:c="6"/>-Impact assessment.</text:p>
      <text:p text:style-name="Preformatted_20_Text"/>
      <text:p text:style-name="Preformatted_20_Text"/>
      <text:p text:style-name="Preformatted_20_Text"/>
      <text:p text:style-name="Preformatted_20_Text"><text:span text:style-name="T8"># Agent:</text:span> <text:span text:style-name="T5">GIA Professional Audit Report Writer</text:span></text:p>
      <text:p text:style-name="Preformatted_20_Text"><text:span text:style-name="T7">## Final Answer:</text:span> </text:p>
      <text:p text:style-name="P5">Title: Inadequate Transfer Payment Integrity - Unauthorized Access and Misdirected Funds</text:p>
      <text:p text:style-name="Preformatted_20_Text"/>
      <text:p text:style-name="Preformatted_20_Text"/>
      <text:p text:style-name="P5">Finding: The audit revealed that an unauthorized individual had accessed the interface folders of the IT application support system, resulting in a transfer payment integrity issue. Specifically, a customer's account was compromised when AED 30,000 was stolen from their account after they instructed to transfer AED 100,000, but the beneficiary only received AED 70,000. This incident highlights the breach of company policy and standard number 71, which mandates that IT application support users should have read-only access to interface folders. The root reason for this issue lies in inadequate segregation of duties within the IT team, as evidenced by an employee having excessive privileges, leading to a lack of oversight and control over user access.</text:p>
      <text:p text:style-name="Preformatted_20_Text"/>
      <text:p text:style-name="Preformatted_20_Text"/>
      <text:p text:style-name="P5">Risks: This incident poses significant risks, including reputational damage, loss of customer trust, and potential financial losses. Moreover, if left unchecked, such vulnerabilities could lead to more severe consequences, including unauthorized transactions, misappropriation of funds, or even identity theft. The company's reputation and credibility may be compromised, resulting in a negative impact on business operations and future growth.</text:p>
      <text:p text:style-name="Preformatted_20_Text"/>
      <text:p text:style-name="Preformatted_20_Text"/>
      <text:p text:style-name="P5">Management Action: To mitigate these risks, management should implement the following actions:</text:p>
      <text:p text:style-name="Preformatted_20_Text"/>
      <text:p text:style-name="P5">1. <text:s/>Conduct an immediate review of user access rights to interface folders within the IT application support system.</text:p>
      <text:p text:style-name="P5">2. <text:s/>Implement additional controls to ensure segregation of duties within the IT team, including the use of role-based access controls and regular reviews of user privileges.</text:p>
      <text:p text:style-name="P5">3. <text:s/>Provide enhanced training to IT application support users on company policies and procedures related to transfer payments integrity.</text:p>
      <text:p text:style-name="P5">4. <text:s/>Conduct a comprehensive review of all existing transfer payment processes to identify potential vulnerabilities and implement corrective actions as necessary.</text:p>
      <text:p text:style-name="P5">5. <text:s/>Develop and implement an incident response plan to ensure prompt detection, containment, and mitigation of any future transfer payment integrity issues.</text:p>
      <text:p text:style-name="Preformatted_20_Text"/>
      <text:p text:style-name="P5">Management should also consider conducting regular audits and reviews to ensure the effectiveness of these measures in maintaining the integrity of transfer payments and protecting against unauthorized access.</text:p>
      <text:p text:style-name="Preformatted_20_Text"/>
      <text:p text:style-name="Preformatted_20_Text"/>
      <text:p text:style-name="Preformatted_20_Text">(ai_audit_report_writer) <text:span text:style-name="T5">ayman@AMHP840G2BML</text:span>:<text:span text:style-name="T6">~/Desktop/ai_audit_report_writer/audit_report_writing_crew</text:span>$ </text:p>
      <text:p text:style-name="P6"/>
      <text:p text:style-name="P7"><text:soft-page-break/></text:p>
      <text:p text:style-name="P1"/>
      <text:p text:style-name="P1"/>
      <text:p text:style-name="P3"/>
      <text:p text:style-name="P3">Using PHI4</text:p>
      <text:p text:style-name="P3"/>
      <text:p text:style-name="P4">(ai_audit_report_writer) <text:span text:style-name="T5">ayman@AMHP840G2BML</text:span>:<text:span text:style-name="T6">~/Documents/GitHub/ai_audit_report_writer/audit_report_writing_crew</text:span>$ python ./src/audit_report_writing_crew/main.py <text:span text:style-name="T8"># Agent:</text:span> <text:span text:style-name="T5">Professional Audit Report Writer</text:span></text:p>
      <text:p text:style-name="Preformatted_20_Text"><text:span text:style-name="T7">## Task:</text:span> <text:span text:style-name="T4">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text:span></text:p>
      <text:p text:style-name="Preformatted_20_Text"/>
      <text:p text:style-name="Preformatted_20_Text"/>
      <text:p text:style-name="Preformatted_20_Text"/>
      <text:p text:style-name="Preformatted_20_Text"><text:span text:style-name="T8"># Agent:</text:span> <text:span text:style-name="T5">Professional Audit Report Writer</text:span></text:p>
      <text:p text:style-name="Preformatted_20_Text"><text:span text:style-name="T7">## Final Answer:</text:span> </text:p>
      <text:p text:style-name="P5">Title: Insufficient Competitive Bidding in Procurement Processes above $100,000</text:p>
      <text:p text:style-name="Preformatted_20_Text"/>
      <text:p text:style-name="P5">Finding: The audit discovered that 15 procurement contracts, totaling over $2 million, were directly awarded to vendors without following the competitive bidding process. These contracts lacked proper justification for bypassing the bidding procedure. As per company policy, contracts exceeding $100,000 are expected to undergo a competitive bidding process to uphold fairness, cost-effectiveness, and adherence to internal controls. Any deviation from this procedure necessitates proper documentation and approval by senior management.</text:p>
      <text:p text:style-name="Preformatted_20_Text"/>
      <text:p text:style-name="P5">Risks: The lack of competition in the procurement process may lead to overpricing, vendor favors, or non-compliance with internal policies and regulations. This could result in financial losses, reputational damage, and regulatory penalties. Furthermore, a lack of transparency in the procurement process can undermine trust among stakeholders.</text:p>
      <text:p text:style-name="Preformatted_20_Text"/>
      <text:p text:style-name="P5">Management Action: To mitigate these risks, management should establish and enforce consistent procedures for competitive bidding, ensuring that all contracts exceeding $100,000 follow this process. Justification for deviating from the bidding procedure should be properly documented, and senior management approval obtained when necessary. Additionally, ongoing monitoring and evaluation of procurement processes can help identify any deviations or issues early, allowing timely corrective action to maintain compliance and enhance organizational efficiency.</text:p>
      <text:p text:style-name="Preformatted_20_Text"/>
      <text:p text:style-name="Preformatted_20_Text"/>
      <text:p text:style-name="Preformatted_20_Text"><text:span text:style-name="T8"># Agent:</text:span> <text:span text:style-name="T5">GIA Professional Audit Report Writer</text:span></text:p>
      <text:p text:style-name="Preformatted_20_Text"><text:span text:style-name="T7">## Task:</text:span> <text:span text:style-name="T4">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text:span><text:soft-page-break/><text:span text:style-name="T4">mitigate the risks identified in the finding to elicit a <text:s/>positive action. Inline with above, write the audit finding that stratifies the above conditions.</text:span></text:p>
      <text:p text:style-name="P5">The finding writeup should follow the following GIA finding writing guidelines:</text:p>
      <text:p text:style-name="Preformatted_20_Text"/>
      <text:p text:style-name="P5"><text:s text:c="2"/>-Observation title should be short, clear, and non-negative.</text:p>
      <text:p text:style-name="P5"><text:s text:c="2"/>-Title should focus on the subject, not observation details.</text:p>
      <text:p text:style-name="P5"><text:s text:c="2"/>-Design a logical flow, keeping the reader in mind.</text:p>
      <text:p text:style-name="P5"><text:s text:c="2"/>-No detailed background; senior management already knows the business.</text:p>
      <text:p text:style-name="P5"><text:s text:c="2"/>-Keep observations direct and to the point, no long stories.</text:p>
      <text:p text:style-name="P5"><text:s text:c="2"/>-Avoid using personal pronouns ("I", "we", "us", "them") and subjective language (e.g. "believe", "think").</text:p>
      <text:p text:style-name="P5"><text:s text:c="2"/>-Use simple, plain English; avoid complicated sentences.</text:p>
      <text:p text:style-name="P5"><text:s text:c="2"/>-Group related points to make sentences shorter.</text:p>
      <text:p text:style-name="P5"><text:s text:c="2"/>-Define abbreviations when first mentioned.</text:p>
      <text:p text:style-name="P5"><text:s text:c="2"/>-Avoid judgmental language.</text:p>
      <text:p text:style-name="P5"><text:s text:c="2"/>-Do not start with "this circular/policy states that"; focus on risk-based observations.</text:p>
      <text:p text:style-name="P5"><text:s text:c="2"/>-Read for grammar and logical flow.</text:p>
      <text:p text:style-name="P5"><text:s text:c="2"/>-Anticipate and address possible reader questions.</text:p>
      <text:p text:style-name="P5"><text:s text:c="2"/>-Use “based on the review of this…” instead of "while reviewing/auditing".</text:p>
      <text:p text:style-name="P5"><text:s text:c="2"/>-Avoid system or area-specific terminology unless essential.</text:p>
      <text:p text:style-name="P5"><text:s text:c="2"/>-Start with a brief introduction on the finding, risk, and impact.</text:p>
      <text:p text:style-name="P5"><text:s text:c="2"/>-Maintain logical flow in bullet points; use sub-bullets as needed.</text:p>
      <text:p text:style-name="P5"><text:s text:c="2"/>-Ensure parallelism and consistency in bullet points.</text:p>
      <text:p text:style-name="P5"><text:s text:c="2"/>-Use commas correctly and frequently.</text:p>
      <text:p text:style-name="P5"><text:s text:c="2"/>-Avoid using multiple transition words ("however", "but", "nevertheless") in the same sentence.</text:p>
      <text:p text:style-name="P5"><text:s text:c="2"/>-Prefer passive voice for clarity, as long as grammar is correct.</text:p>
      <text:p text:style-name="P5"><text:s text:c="2"/>-Provide a complete story, addressing root cause and impact.</text:p>
      <text:p text:style-name="P5"><text:s text:c="2"/>-Avoid using words like “should”, “must” - <text:s/>use "is supposed to" if necessary.</text:p>
      <text:p text:style-name="P5"><text:s text:c="2"/>-Make root causes clear without explicitly stating "root cause".</text:p>
      <text:p text:style-name="P5"><text:s text:c="2"/>-Avoid repetitive transitional phrases like "furthermore", "in addition", etc.</text:p>
      <text:p text:style-name="P5"><text:s text:c="2"/>-Use past perfect tense only when necessary.</text:p>
      <text:p text:style-name="P5"><text:s text:c="2"/>Be clear on:</text:p>
      <text:p text:style-name="P5"><text:s text:c="6"/>-Meaning of the issue.</text:p>
      <text:p text:style-name="P5"><text:s text:c="6"/>-Resulting risks.</text:p>
      <text:p text:style-name="P5"><text:s text:c="6"/>-Root cause.</text:p>
      <text:p text:style-name="P5"><text:s text:c="6"/>-Compensating controls.</text:p>
      <text:p text:style-name="P5"><text:s text:c="6"/>-Monitoring or exception reports.</text:p>
      <text:p text:style-name="P5"><text:s text:c="6"/>-System issues (if any).</text:p>
      <text:p text:style-name="P5"><text:s text:c="6"/>-Time frame <text:s/>of the issue.</text:p>
      <text:p text:style-name="P5"><text:s text:c="6"/>-Impact assessment.</text:p>
      <text:p text:style-name="Preformatted_20_Text"/>
      <text:p text:style-name="Preformatted_20_Text"/>
      <text:p text:style-name="Preformatted_20_Text"/>
      <text:p text:style-name="Preformatted_20_Text"><text:span text:style-name="T8"># Agent:</text:span> <text:span text:style-name="T5">GIA Professional Audit Report Writer</text:span></text:p>
      <text:p text:style-name="Preformatted_20_Text"><text:span text:style-name="T7">## Final Answer:</text:span> </text:p>
      <text:p text:style-name="P5">Title: Insufficient Competitive Bidding in High-Value Procurement Contracts</text:p>
      <text:p text:style-name="Preformatted_20_Text"/>
      <text:p text:style-name="P5">Finding: The audit uncovered that 15 procurement contracts, aggregating over $2 million, were granted directly to vendors without adhering to the competitive bidding process. These contracts did not provide justification for circumventing the bidding phase. As per company policy, all contracts surpassing $100,000 are intended to undergo a competitive bidding process to maintain fairness, cost-effectiveness, and alignment with internal controls. Any exceptions from this protocol require proper documentation and approval by senior management.</text:p>
      <text:p text:style-name="Preformatted_20_Text"/>
      <text:p text:style-name="P5">Risks: The absence of competition in procurement may instigate overpricing, favoritism towards vendors, or breaches of internal policies and regulations. This could result in financial losses, tarnished reputation, and potential regulatory sanctions. Moreover, insufficient transparency in the procurement process might undermine trust among stakeholders.</text:p>
      <text:p text:style-name="Preformatted_20_Text"/>
      <text:p text:style-name="P5"><text:soft-page-break/>Management Action: To alleviate these risks, management should institute and adhere to consistent competitive bidding procedures for high-value contracts. Justification for deviating from the bidding process must be appropriately documented, and senior management approval obtained as required. Regular monitoring and assessment of procurement processes will aid in early detection of deviations or issues, enabling timely corrective action to preserve compliance and optimize organizational efficiency.</text:p>
      <text:p text:style-name="Preformatted_20_Text"/>
      <text:p text:style-name="Preformatted_20_Text"/>
      <text:p text:style-name="P6">(ai_audit_report_writer) <text:span text:style-name="T5">ayman@AMHP840G2BML</text:span>:<text:span text:style-name="T6">~/Documents/GitHub/ai_audit_report_writer/audit_report_writing_crew</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4:32:31.012724007</meta:creation-date>
    <meta:generator>LibreOffice/24.2.7.2$Linux_X86_64 LibreOffice_project/420$Build-2</meta:generator>
    <dc:date>2025-01-11T16:03:29.221858985</dc:date>
    <meta:editing-duration>PT6M30S</meta:editing-duration>
    <meta:editing-cycles>5</meta:editing-cycles>
    <meta:document-statistic meta:table-count="0" meta:image-count="0" meta:object-count="0" meta:page-count="6" meta:paragraph-count="126" meta:word-count="2259" meta:character-count="16647" meta:non-whitespace-character-count="14261"/>
  </office:meta>
</office:document-meta>
</file>